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S.E.</text:p>
          </table:table-cell>
          <table:table-cell table:style-name="ce1" office:value-type="string" calcext:value-type="string">
            <text:p>P.Value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S.E.</text:p>
          </table:table-cell>
          <table:table-cell table:style-name="ce1" office:value-type="string" calcext:value-type="string">
            <text:p>P.Value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employA.2008</text:p>
          </table:table-cell>
          <table:table-cell office:value-type="float" office:value="0.0368" calcext:value-type="float">
            <text:p>0.0368</text:p>
          </table:table-cell>
          <table:table-cell office:value-type="string" calcext:value-type="string">
            <text:p>(0.06)</text:p>
          </table:table-cell>
          <table:table-cell office:value-type="float" office:value="0.542" calcext:value-type="float">
            <text:p>0.542</text:p>
          </table:table-cell>
          <table:table-cell office:value-type="float" office:value="0.0368" calcext:value-type="float">
            <text:p>0.0368</text:p>
          </table:table-cell>
          <table:table-cell office:value-type="string" calcext:value-type="string">
            <text:p>(0.06)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<text:a xlink:href="http://www.census.gov/cgi-bin/sssd/naics/naicsrch?chart_code=11&amp;search=2012%20NAICS%20Search" xlink:type="simple">11</text:a></text:p>
          </table:table-cell>
          <table:table-cell office:value-type="string" calcext:value-type="string">
            <text:p>Agriculture, Forestry, Fishing and Hunting</text:p>
          </table:table-cell>
          <table:table-cell table:formula="of:=CONCATENATE([.I2]; &quot; (&quot;; [.H2]; &quot;)&quot;)" office:value-type="string" office:string-value="Agriculture, Forestry, Fishing and Hunting (11)" calcext:value-type="string">
            <text:p>Agriculture, Forestry, Fishing and Hunting (11)</text:p>
          </table:table-cell>
        </table:table-row>
        <table:table-row table:style-name="ro3">
          <table:table-cell office:value-type="string" calcext:value-type="string">
            <text:p>employA.10.2008</text:p>
          </table:table-cell>
          <table:table-cell office:value-type="float" office:value="-0.0279" calcext:value-type="float">
            <text:p>-0.0279</text:p>
          </table:table-cell>
          <table:table-cell office:value-type="string" calcext:value-type="string">
            <text:p>(0.058)</text:p>
          </table:table-cell>
          <table:table-cell office:value-type="float" office:value="0.632" calcext:value-type="float">
            <text:p>0.632</text:p>
          </table:table-cell>
          <table:table-cell office:value-type="float" office:value="-0.0279" calcext:value-type="float">
            <text:p>-0.0279</text:p>
          </table:table-cell>
          <table:table-cell office:value-type="string" calcext:value-type="string">
            <text:p>(0.058)</text:p>
          </table:table-cell>
          <table:table-cell office:value-type="float" office:value="0.632" calcext:value-type="float">
            <text:p>0.632</text:p>
          </table:table-cell>
          <table:table-cell office:value-type="string" calcext:value-type="string">
            <text:p><text:a xlink:href="http://www.census.gov/cgi-bin/sssd/naics/naicsrch?chart_code=21&amp;search=2012%20NAICS%20Search" xlink:type="simple">21</text:a></text:p>
          </table:table-cell>
          <table:table-cell office:value-type="string" calcext:value-type="string">
            <text:p>Mining</text:p>
          </table:table-cell>
          <table:table-cell table:formula="of:=CONCATENATE([.I3]; &quot; (&quot;; [.H3]; &quot;)&quot;)" office:value-type="string" office:string-value="Mining (21)" calcext:value-type="string">
            <text:p>Mining (21)</text:p>
          </table:table-cell>
        </table:table-row>
        <table:table-row table:style-name="ro2">
          <table:table-cell office:value-type="string" calcext:value-type="string">
            <text:p>Agriculture, Forestry, Fishing and Hunting (11)</text:p>
          </table:table-cell>
          <table:table-cell office:value-type="string" calcext:value-type="string">
            <text:p>0.651**</text:p>
          </table:table-cell>
          <table:table-cell office:value-type="string" calcext:value-type="string">
            <text:p>(0.277)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0.651**</text:p>
          </table:table-cell>
          <table:table-cell office:value-type="string" calcext:value-type="string">
            <text:p>(0.277)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a xlink:href="http://www.census.gov/cgi-bin/sssd/naics/naicsrch?chart_code=22&amp;search=2012%20NAICS%20Search" xlink:type="simple">22</text:a></text:p>
          </table:table-cell>
          <table:table-cell office:value-type="string" calcext:value-type="string">
            <text:p>Utilities</text:p>
          </table:table-cell>
          <table:table-cell table:formula="of:=CONCATENATE([.I4]; &quot; (&quot;; [.H4]; &quot;)&quot;)" office:value-type="string" office:string-value="Utilities (22)" calcext:value-type="string">
            <text:p>Utilities (22)</text:p>
          </table:table-cell>
        </table:table-row>
        <table:table-row table:style-name="ro1">
          <table:table-cell office:value-type="string" calcext:value-type="string">
            <text:p>Mining (21)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(2.748)</text:p>
          </table:table-cell>
          <table:table-cell office:value-type="float" office:value="0.865" calcext:value-type="float">
            <text:p>0.865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(2.748)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a xlink:href="http://www.census.gov/cgi-bin/sssd/naics/naicsrch?chart_code=23&amp;search=2012%20NAICS%20Search" xlink:type="simple">23</text:a></text:p>
          </table:table-cell>
          <table:table-cell office:value-type="string" calcext:value-type="string">
            <text:p>Construction</text:p>
          </table:table-cell>
          <table:table-cell table:formula="of:=CONCATENATE([.I5]; &quot; (&quot;; [.H5]; &quot;)&quot;)" office:value-type="string" office:string-value="Construction (23)" calcext:value-type="string">
            <text:p>Construction (23)</text:p>
          </table:table-cell>
        </table:table-row>
        <table:table-row table:style-name="ro3">
          <table:table-cell office:value-type="string" calcext:value-type="string">
            <text:p>Utilities (22)</text:p>
          </table:table-cell>
          <table:table-cell office:value-type="string" calcext:value-type="string">
            <text:p>0.308**</text:p>
          </table:table-cell>
          <table:table-cell office:value-type="string" calcext:value-type="string">
            <text:p>(0.15)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0.308**</text:p>
          </table:table-cell>
          <table:table-cell office:value-type="string" calcext:value-type="string">
            <text:p>(0.15)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a xlink:href="http://www.census.gov/cgi-bin/sssd/naics/naicsrch?chart_code=31&amp;search=2012%20NAICS%20Search" xlink:type="simple">31-33</text:a></text:p>
          </table:table-cell>
          <table:table-cell office:value-type="string" calcext:value-type="string">
            <text:p>Manufacturing</text:p>
          </table:table-cell>
          <table:table-cell table:formula="of:=CONCATENATE([.I6]; &quot; (&quot;; [.H6]; &quot;)&quot;)" office:value-type="string" office:string-value="Manufacturing (31-33)" calcext:value-type="string">
            <text:p>Manufacturing (31-33)</text:p>
          </table:table-cell>
        </table:table-row>
        <table:table-row table:style-name="ro3">
          <table:table-cell office:value-type="string" calcext:value-type="string">
            <text:p>Construction (23)</text:p>
          </table:table-cell>
          <table:table-cell office:value-type="float" office:value="0.0731" calcext:value-type="float">
            <text:p>0.0731</text:p>
          </table:table-cell>
          <table:table-cell office:value-type="string" calcext:value-type="string">
            <text:p>(0.555)</text:p>
          </table:table-cell>
          <table:table-cell office:value-type="float" office:value="0.895" calcext:value-type="float">
            <text:p>0.895</text:p>
          </table:table-cell>
          <table:table-cell office:value-type="float" office:value="0.0731" calcext:value-type="float">
            <text:p>0.0731</text:p>
          </table:table-cell>
          <table:table-cell office:value-type="string" calcext:value-type="string">
            <text:p>(0.555)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<text:a xlink:href="http://www.census.gov/cgi-bin/sssd/naics/naicsrch?chart_code=42&amp;search=2012%20NAICS%20Search" xlink:type="simple">42</text:a></text:p>
          </table:table-cell>
          <table:table-cell office:value-type="string" calcext:value-type="string">
            <text:p>Wholesale Trade</text:p>
          </table:table-cell>
          <table:table-cell table:formula="of:=CONCATENATE([.I7]; &quot; (&quot;; [.H7]; &quot;)&quot;)" office:value-type="string" office:string-value="Wholesale Trade (42)" calcext:value-type="string">
            <text:p>Wholesale Trade (42)</text:p>
          </table:table-cell>
        </table:table-row>
        <table:table-row table:style-name="ro3">
          <table:table-cell office:value-type="string" calcext:value-type="string">
            <text:p>Manufacturing (31-33)</text:p>
          </table:table-cell>
          <table:table-cell office:value-type="float" office:value="-0.0575" calcext:value-type="float">
            <text:p>-0.0575</text:p>
          </table:table-cell>
          <table:table-cell office:value-type="string" calcext:value-type="string">
            <text:p>(0.083)</text:p>
          </table:table-cell>
          <table:table-cell office:value-type="float" office:value="0.49" calcext:value-type="float">
            <text:p>0.49</text:p>
          </table:table-cell>
          <table:table-cell office:value-type="float" office:value="-0.0575" calcext:value-type="float">
            <text:p>-0.0575</text:p>
          </table:table-cell>
          <table:table-cell office:value-type="string" calcext:value-type="string">
            <text:p>(0.083)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a xlink:href="http://www.census.gov/cgi-bin/sssd/naics/naicsrch?chart_code=44&amp;search=2012%20NAICS%20Search" xlink:type="simple">44-45</text:a></text:p>
          </table:table-cell>
          <table:table-cell office:value-type="string" calcext:value-type="string">
            <text:p>Retail Trade</text:p>
          </table:table-cell>
          <table:table-cell table:formula="of:=CONCATENATE([.I8]; &quot; (&quot;; [.H8]; &quot;)&quot;)" office:value-type="string" office:string-value="Retail Trade (44-45)" calcext:value-type="string">
            <text:p>Retail Trade (44-45)</text:p>
          </table:table-cell>
        </table:table-row>
        <table:table-row table:style-name="ro4">
          <table:table-cell office:value-type="string" calcext:value-type="string">
            <text:p>Wholesale Trade (42)</text:p>
          </table:table-cell>
          <table:table-cell office:value-type="float" office:value="0.0607" calcext:value-type="float">
            <text:p>0.0607</text:p>
          </table:table-cell>
          <table:table-cell office:value-type="string" calcext:value-type="string">
            <text:p>(0.074)</text:p>
          </table:table-cell>
          <table:table-cell office:value-type="float" office:value="0.415" calcext:value-type="float">
            <text:p>0.415</text:p>
          </table:table-cell>
          <table:table-cell office:value-type="float" office:value="0.0607" calcext:value-type="float">
            <text:p>0.0607</text:p>
          </table:table-cell>
          <table:table-cell office:value-type="string" calcext:value-type="string">
            <text:p>(0.074)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<text:a xlink:href="http://www.census.gov/cgi-bin/sssd/naics/naicsrch?chart_code=48&amp;search=2012%20NAICS%20Search" xlink:type="simple">48-49</text:a></text:p>
          </table:table-cell>
          <table:table-cell office:value-type="string" calcext:value-type="string">
            <text:p>Transportation and Warehousing</text:p>
          </table:table-cell>
          <table:table-cell table:formula="of:=CONCATENATE([.I9]; &quot; (&quot;; [.H9]; &quot;)&quot;)" office:value-type="string" office:string-value="Transportation and Warehousing (48-49)" calcext:value-type="string">
            <text:p>Transportation and Warehousing (48-49)</text:p>
          </table:table-cell>
        </table:table-row>
        <table:table-row table:style-name="ro3">
          <table:table-cell office:value-type="string" calcext:value-type="string">
            <text:p>Retail Trade (44-45)</text:p>
          </table:table-cell>
          <table:table-cell office:value-type="float" office:value="-0.0127" calcext:value-type="float">
            <text:p>-0.0127</text:p>
          </table:table-cell>
          <table:table-cell office:value-type="string" calcext:value-type="string">
            <text:p>(0.039)</text:p>
          </table:table-cell>
          <table:table-cell office:value-type="float" office:value="0.742" calcext:value-type="float">
            <text:p>0.742</text:p>
          </table:table-cell>
          <table:table-cell office:value-type="float" office:value="-0.0127" calcext:value-type="float">
            <text:p>-0.0127</text:p>
          </table:table-cell>
          <table:table-cell office:value-type="string" calcext:value-type="string">
            <text:p>(0.039)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<text:a xlink:href="http://www.census.gov/cgi-bin/sssd/naics/naicsrch?chart_code=51&amp;search=2012%20NAICS%20Search" xlink:type="simple">51</text:a></text:p>
          </table:table-cell>
          <table:table-cell office:value-type="string" calcext:value-type="string">
            <text:p>Information</text:p>
          </table:table-cell>
          <table:table-cell table:formula="of:=CONCATENATE([.I10]; &quot; (&quot;; [.H10]; &quot;)&quot;)" office:value-type="string" office:string-value="Information (51)" calcext:value-type="string">
            <text:p>Information (51)</text:p>
          </table:table-cell>
        </table:table-row>
        <table:table-row table:style-name="ro2">
          <table:table-cell office:value-type="string" calcext:value-type="string">
            <text:p>Transportation and Warehousing (48-49)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(0.104)</text:p>
          </table:table-cell>
          <table:table-cell office:value-type="float" office:value="0.678" calcext:value-type="float">
            <text:p>0.678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(0.104)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<text:a xlink:href="http://www.census.gov/cgi-bin/sssd/naics/naicsrch?chart_code=52&amp;search=2012%20NAICS%20Search" xlink:type="simple">52</text:a></text:p>
          </table:table-cell>
          <table:table-cell office:value-type="string" calcext:value-type="string">
            <text:p>Finance and Insurance</text:p>
          </table:table-cell>
          <table:table-cell table:formula="of:=CONCATENATE([.I11]; &quot; (&quot;; [.H11]; &quot;)&quot;)" office:value-type="string" office:string-value="Finance and Insurance (52)" calcext:value-type="string">
            <text:p>Finance and Insurance (52)</text:p>
          </table:table-cell>
        </table:table-row>
        <table:table-row table:style-name="ro4">
          <table:table-cell office:value-type="string" calcext:value-type="string">
            <text:p>Information (51)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(0.083)</text:p>
          </table:table-cell>
          <table:table-cell office:value-type="float" office:value="0.387" calcext:value-type="float">
            <text:p>0.387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(0.083)</text:p>
          </table:table-cell>
          <table:table-cell office:value-type="float" office:value="0.387" calcext:value-type="float">
            <text:p>0.387</text:p>
          </table:table-cell>
          <table:table-cell office:value-type="string" calcext:value-type="string">
            <text:p><text:a xlink:href="http://www.census.gov/cgi-bin/sssd/naics/naicsrch?chart_code=53&amp;search=2012%20NAICS%20Search" xlink:type="simple">53</text:a></text:p>
          </table:table-cell>
          <table:table-cell office:value-type="string" calcext:value-type="string">
            <text:p>Real Estate and Rental and Leasing</text:p>
          </table:table-cell>
          <table:table-cell table:formula="of:=CONCATENATE([.I12]; &quot; (&quot;; [.H12]; &quot;)&quot;)" office:value-type="string" office:string-value="Real Estate and Rental and Leasing (53)" calcext:value-type="string">
            <text:p>Real Estate and Rental and Leasing (53)</text:p>
          </table:table-cell>
        </table:table-row>
        <table:table-row table:style-name="ro2">
          <table:table-cell office:value-type="string" calcext:value-type="string">
            <text:p>Finance and Insurance (52)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(0.296)</text:p>
          </table:table-cell>
          <table:table-cell office:value-type="float" office:value="0.156" calcext:value-type="float">
            <text:p>0.15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(0.296)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<text:a xlink:href="http://www.census.gov/cgi-bin/sssd/naics/naicsrch?chart_code=54&amp;search=2012%20NAICS%20Search" xlink:type="simple">54</text:a></text:p>
          </table:table-cell>
          <table:table-cell office:value-type="string" calcext:value-type="string">
            <text:p>Professional, Scientific, and Technical Services</text:p>
          </table:table-cell>
          <table:table-cell table:formula="of:=CONCATENATE([.I13]; &quot; (&quot;; [.H13]; &quot;)&quot;)" office:value-type="string" office:string-value="Professional, Scientific, and Technical Services (54)" calcext:value-type="string">
            <text:p>Professional, Scientific, and Technical Services (54)</text:p>
          </table:table-cell>
        </table:table-row>
        <table:table-row table:style-name="ro2">
          <table:table-cell office:value-type="string" calcext:value-type="string">
            <text:p>Real Estate and Rental and Leasing (53)</text:p>
          </table:table-cell>
          <table:table-cell office:value-type="float" office:value="-0.0186" calcext:value-type="float">
            <text:p>-0.0186</text:p>
          </table:table-cell>
          <table:table-cell office:value-type="string" calcext:value-type="string">
            <text:p>(0.061)</text:p>
          </table:table-cell>
          <table:table-cell office:value-type="float" office:value="0.761" calcext:value-type="float">
            <text:p>0.761</text:p>
          </table:table-cell>
          <table:table-cell office:value-type="float" office:value="-0.0186" calcext:value-type="float">
            <text:p>-0.0186</text:p>
          </table:table-cell>
          <table:table-cell office:value-type="string" calcext:value-type="string">
            <text:p>(0.061)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<text:a xlink:href="http://www.census.gov/cgi-bin/sssd/naics/naicsrch?chart_code=55&amp;search=2012%20NAICS%20Search" xlink:type="simple">55</text:a></text:p>
          </table:table-cell>
          <table:table-cell office:value-type="string" calcext:value-type="string">
            <text:p>Management of Companies and Enterprises</text:p>
          </table:table-cell>
          <table:table-cell table:formula="of:=CONCATENATE([.I14]; &quot; (&quot;; [.H14]; &quot;)&quot;)" office:value-type="string" office:string-value="Management of Companies and Enterprises (55)" calcext:value-type="string">
            <text:p>Management of Companies and Enterprises (55)</text:p>
          </table:table-cell>
        </table:table-row>
        <table:table-row table:style-name="ro5">
          <table:table-cell office:value-type="string" calcext:value-type="string">
            <text:p>Professional, Scientific, and Technical Services (54)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(0.286)</text:p>
          </table:table-cell>
          <table:table-cell office:value-type="float" office:value="0.367" calcext:value-type="float">
            <text:p>0.367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(0.286)</text:p>
          </table:table-cell>
          <table:table-cell office:value-type="float" office:value="0.367" calcext:value-type="float">
            <text:p>0.367</text:p>
          </table:table-cell>
          <table:table-cell office:value-type="string" calcext:value-type="string">
            <text:p><text:a xlink:href="http://www.census.gov/cgi-bin/sssd/naics/naicsrch?chart_code=56&amp;search=2012%20NAICS%20Search" xlink:type="simple">56</text:a></text:p>
          </table:table-cell>
          <table:table-cell office:value-type="string" calcext:value-type="string">
            <text:p>Administrative and Business Support Services</text:p>
          </table:table-cell>
          <table:table-cell table:formula="of:=CONCATENATE([.I15]; &quot; (&quot;; [.H15]; &quot;)&quot;)" office:value-type="string" office:string-value="Administrative and Business Support Services (56)" calcext:value-type="string">
            <text:p>Administrative and Business Support Services (56)</text:p>
          </table:table-cell>
        </table:table-row>
        <table:table-row table:style-name="ro5">
          <table:table-cell office:value-type="string" calcext:value-type="string">
            <text:p>Management of Companies and Enterprises (55)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(2.946)</text:p>
          </table:table-cell>
          <table:table-cell office:value-type="float" office:value="0.746" calcext:value-type="float">
            <text:p>0.746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(2.946)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<text:a xlink:href="http://www.census.gov/cgi-bin/sssd/naics/naicsrch?chart_code=61&amp;search=2012%20NAICS%20Search" xlink:type="simple">61</text:a></text:p>
          </table:table-cell>
          <table:table-cell office:value-type="string" calcext:value-type="string">
            <text:p>Educational Services</text:p>
          </table:table-cell>
          <table:table-cell table:formula="of:=CONCATENATE([.I16]; &quot; (&quot;; [.H16]; &quot;)&quot;)" office:value-type="string" office:string-value="Educational Services (61)" calcext:value-type="string">
            <text:p>Educational Services (61)</text:p>
          </table:table-cell>
        </table:table-row>
        <table:table-row table:style-name="ro5">
          <table:table-cell office:value-type="string" calcext:value-type="string">
            <text:p>Administrative and Business Support Services (56)</text:p>
          </table:table-cell>
          <table:table-cell office:value-type="float" office:value="0.0522" calcext:value-type="float">
            <text:p>0.0522</text:p>
          </table:table-cell>
          <table:table-cell office:value-type="string" calcext:value-type="string">
            <text:p>(0.066)</text:p>
          </table:table-cell>
          <table:table-cell office:value-type="float" office:value="0.431" calcext:value-type="float">
            <text:p>0.431</text:p>
          </table:table-cell>
          <table:table-cell office:value-type="float" office:value="0.0522" calcext:value-type="float">
            <text:p>0.0522</text:p>
          </table:table-cell>
          <table:table-cell office:value-type="string" calcext:value-type="string">
            <text:p>(0.066)</text:p>
          </table:table-cell>
          <table:table-cell office:value-type="float" office:value="0.431" calcext:value-type="float">
            <text:p>0.431</text:p>
          </table:table-cell>
          <table:table-cell office:value-type="string" calcext:value-type="string">
            <text:p><text:a xlink:href="http://www.census.gov/cgi-bin/sssd/naics/naicsrch?chart_code=62&amp;search=2012%20NAICS%20Search" xlink:type="simple">62</text:a></text:p>
          </table:table-cell>
          <table:table-cell office:value-type="string" calcext:value-type="string">
            <text:p>Health Care and Social Assistance</text:p>
          </table:table-cell>
          <table:table-cell table:formula="of:=CONCATENATE([.I17]; &quot; (&quot;; [.H17]; &quot;)&quot;)" office:value-type="string" office:string-value="Health Care and Social Assistance (62)" calcext:value-type="string">
            <text:p>Health Care and Social Assistance (62)</text:p>
          </table:table-cell>
        </table:table-row>
        <table:table-row table:style-name="ro2">
          <table:table-cell office:value-type="string" calcext:value-type="string">
            <text:p>Educational Services (61)</text:p>
          </table:table-cell>
          <table:table-cell office:value-type="float" office:value="0.0173" calcext:value-type="float">
            <text:p>0.0173</text:p>
          </table:table-cell>
          <table:table-cell office:value-type="string" calcext:value-type="string">
            <text:p>(0.054)</text:p>
          </table:table-cell>
          <table:table-cell office:value-type="float" office:value="0.748" calcext:value-type="float">
            <text:p>0.748</text:p>
          </table:table-cell>
          <table:table-cell office:value-type="float" office:value="0.0173" calcext:value-type="float">
            <text:p>0.0173</text:p>
          </table:table-cell>
          <table:table-cell office:value-type="string" calcext:value-type="string">
            <text:p>(0.054)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<text:a xlink:href="http://www.census.gov/cgi-bin/sssd/naics/naicsrch?chart_code=71&amp;search=2012%20NAICS%20Search" xlink:type="simple">71</text:a></text:p>
          </table:table-cell>
          <table:table-cell office:value-type="string" calcext:value-type="string">
            <text:p>Arts, Entertainment, and Recreation</text:p>
          </table:table-cell>
          <table:table-cell table:formula="of:=CONCATENATE([.I18]; &quot; (&quot;; [.H18]; &quot;)&quot;)" office:value-type="string" office:string-value="Arts, Entertainment, and Recreation (71)" calcext:value-type="string">
            <text:p>Arts, Entertainment, and Recreation (71)</text:p>
          </table:table-cell>
        </table:table-row>
        <table:table-row table:style-name="ro2">
          <table:table-cell office:value-type="string" calcext:value-type="string">
            <text:p>Health Care and Social Assistance (62)</text:p>
          </table:table-cell>
          <table:table-cell office:value-type="float" office:value="-0.112" calcext:value-type="float">
            <text:p>-0.112</text:p>
          </table:table-cell>
          <table:table-cell office:value-type="string" calcext:value-type="string">
            <text:p>(0.075)</text:p>
          </table:table-cell>
          <table:table-cell office:value-type="float" office:value="0.132" calcext:value-type="float">
            <text:p>0.132</text:p>
          </table:table-cell>
          <table:table-cell office:value-type="float" office:value="-0.112" calcext:value-type="float">
            <text:p>-0.112</text:p>
          </table:table-cell>
          <table:table-cell office:value-type="string" calcext:value-type="string">
            <text:p>(0.075)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<text:a xlink:href="http://www.census.gov/cgi-bin/sssd/naics/naicsrch?chart_code=72&amp;search=2012%20NAICS%20Search" xlink:type="simple">72</text:a></text:p>
          </table:table-cell>
          <table:table-cell office:value-type="string" calcext:value-type="string">
            <text:p>Accommodation and Food Services</text:p>
          </table:table-cell>
          <table:table-cell table:formula="of:=CONCATENATE([.I19]; &quot; (&quot;; [.H19]; &quot;)&quot;)" office:value-type="string" office:string-value="Accommodation and Food Services (72)" calcext:value-type="string">
            <text:p>Accommodation and Food Services (72)</text:p>
          </table:table-cell>
        </table:table-row>
        <table:table-row table:style-name="ro5">
          <table:table-cell office:value-type="string" calcext:value-type="string">
            <text:p>Arts, Entertainment, and Recreation (71)</text:p>
          </table:table-cell>
          <table:table-cell office:value-type="string" calcext:value-type="string">
            <text:p>0.46***</text:p>
          </table:table-cell>
          <table:table-cell office:value-type="string" calcext:value-type="string">
            <text:p>(0.161)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46***</text:p>
          </table:table-cell>
          <table:table-cell office:value-type="string" calcext:value-type="string">
            <text:p>(0.161)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a xlink:href="http://www.census.gov/cgi-bin/sssd/naics/naicsrch?chart_code=81&amp;search=2012%20NAICS%20Search" xlink:type="simple">81</text:a></text:p>
          </table:table-cell>
          <table:table-cell office:value-type="string" calcext:value-type="string">
            <text:p>Other Services (except Public Administration)</text:p>
          </table:table-cell>
          <table:table-cell table:formula="of:=CONCATENATE([.I20]; &quot; (&quot;; [.H20]; &quot;)&quot;)" office:value-type="string" office:string-value="Other Services (except Public Administration) (81)" calcext:value-type="string">
            <text:p>Other Services (except Public Administration) (81)</text:p>
          </table:table-cell>
        </table:table-row>
        <table:table-row table:style-name="ro4">
          <table:table-cell office:value-type="string" calcext:value-type="string">
            <text:p>Accommodation and Food Services (72)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(0.68)</text:p>
          </table:table-cell>
          <table:table-cell office:value-type="float" office:value="0.82" calcext:value-type="float">
            <text:p>0.82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(0.68)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a xlink:href="http://www.census.gov/cgi-bin/sssd/naics/naicsrch?chart_code=92&amp;search=2012%20NAICS%20Search" xlink:type="simple">92</text:a></text:p>
          </table:table-cell>
          <table:table-cell office:value-type="string" calcext:value-type="string">
            <text:p>Public Administration</text:p>
          </table:table-cell>
          <table:table-cell table:formula="of:=CONCATENATE([.I21]; &quot; (&quot;; [.H21]; &quot;)&quot;)" office:value-type="string" office:string-value="Public Administration (92)" calcext:value-type="string">
            <text:p>Public Administration (92)</text:p>
          </table:table-cell>
        </table:table-row>
        <table:table-row table:style-name="ro2">
          <table:table-cell office:value-type="string" calcext:value-type="string">
            <text:p>Other Services (except Public Administration) (81)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(0.906)</text:p>
          </table:table-cell>
          <table:table-cell office:value-type="float" office:value="0.786" calcext:value-type="float">
            <text:p>0.786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(0.906)</text:p>
          </table:table-cell>
          <table:table-cell office:value-type="float" office:value="0.786" calcext:value-type="float">
            <text:p>0.78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Public Administration (92)</text:p>
          </table:table-cell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5:51:57.300226075</meta:creation-date>
    <dc:date>2015-04-21T16:03:48.307447621</dc:date>
    <meta:editing-duration>P0D</meta:editing-duration>
    <meta:editing-cycles>1</meta:editing-cycles>
    <meta:document-statistic meta:table-count="1" meta:cell-count="216" meta:object-count="0"/>
    <meta:generator>LibreOffice/4.2.7.2$Linux_X86_64 LibreOffice_project/420m0$Build-2</meta:generator>
  </office:meta>
</office:document-meta>
</file>